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C60000002ACBCF13A5F4A55F20.png" manifest:media-type="image/png"/>
  <manifest:file-entry manifest:full-path="Pictures/10000001000001F3000000961934C0E7FF14609E.png" manifest:media-type="image/png"/>
  <manifest:file-entry manifest:full-path="Pictures/10000001000002050000008B367A9D7B3AF60F07.png" manifest:media-type="image/png"/>
  <manifest:file-entry manifest:full-path="Pictures/100000010000015D000001243190B1E9631DD812.png" manifest:media-type="image/png"/>
  <manifest:file-entry manifest:full-path="Pictures/10000001000001730000001BCE461F9F8EA0FC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fortaa" svg:font-family="Comfortaa" style:font-adornments="Bold" style:font-pitch="variable"/>
    <style:font-face style:name="Comfortaa1" svg:font-family="Comfortaa" style:font-adornments="Regular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e2eac" officeooo:paragraph-rsid="000e2eac"/>
    </style:style>
    <style:style style:name="P2" style:family="paragraph" style:parent-style-name="Text_20_body">
      <style:text-properties officeooo:paragraph-rsid="000e2eac"/>
    </style:style>
    <style:style style:name="P3" style:family="paragraph" style:parent-style-name="Heading_20_1">
      <style:text-properties officeooo:paragraph-rsid="000e2eac"/>
    </style:style>
    <style:style style:name="T1" style:family="text">
      <style:text-properties officeooo:rsid="000e2e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1" draw:name="Image1" text:anchor-type="char" svg:x="0.0118in" svg:y="0.0598in" svg:width="3.8646in" svg:height="0.2811in" draw:z-index="0"><draw:image xlink:href="Pictures/10000001000001730000001BCE461F9F8EA0FC39.png" xlink:type="simple" xlink:show="embed" xlink:actuate="onLoad" draw:mime-type="image/png"/></draw:frame><draw:frame draw:style-name="fr1" draw:name="Image2" text:anchor-type="char" svg:x="0.0047in" svg:y="0.3992in" svg:width="3.6354in" svg:height="3.0417in" draw:z-index="1"><draw:image xlink:href="Pictures/100000010000015D000001243190B1E9631DD812.png" xlink:type="simple" xlink:show="embed" xlink:actuate="onLoad" draw:mime-type="image/png"/></draw:frame><draw:frame draw:style-name="fr1" draw:name="Image4" text:anchor-type="char" svg:x="-0.0118in" svg:y="3.5244in" svg:width="5.3854in" svg:height="1.448in" draw:z-index="2"><draw:image xlink:href="Pictures/10000001000002050000008B367A9D7B3AF60F07.png" xlink:type="simple" xlink:show="embed" xlink:actuate="onLoad" draw:mime-type="image/png"/></draw:frame><draw:frame draw:style-name="fr1" draw:name="Image5" text:anchor-type="char" svg:x="-0.0118in" svg:y="5.0547in" svg:width="5.198in" svg:height="1.5626in" draw:z-index="3"><draw:image xlink:href="Pictures/10000001000001F3000000961934C0E7FF14609E.png" xlink:type="simple" xlink:show="embed" xlink:actuate="onLoad" draw:mime-type="image/png"/></draw:frame><draw:frame draw:style-name="fr1" draw:name="Image3" text:anchor-type="char" svg:x="-0.0047in" svg:y="6.6925in" svg:width="4.7291in" svg:height="0.4374in" draw:z-index="4"><draw:image xlink:href="Pictures/10000001000001C60000002ACBCF13A5F4A55F20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fortaa" svg:font-family="Comfortaa" style:font-adornments="Bold" style:font-pitch="variable"/>
    <style:font-face style:name="Comfortaa1" svg:font-family="Comfortaa" style:font-adornments="Regular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mfortaa" fo:font-family="Comfortaa" style:font-style-name="Bold" style:font-pitch="variable" fo:font-size="16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Comfortaa1" fo:font-family="Comfortaa" style:font-style-name="Regular" style:font-pitch="variable" fo:font-size="2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Comfortaa" fo:font-family="Comfortaa" style:font-style-name="Bold" style:font-pitch="variable" fo:font-size="22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omfortaa1" fo:font-family="Comfortaa" style:font-style-name="Regular" style:font-pitch="variable" fo:font-size="2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Comfortaa1" fo:font-family="Comfortaa" style:font-style-name="Regular" style:font-pitch="variable" fo:font-size="18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0:15:57.840363180</meta:creation-date>
    <dc:title>New Comfortaa</dc:title>
    <meta:editing-duration>PT1H3M57S</meta:editing-duration>
    <meta:editing-cycles>2</meta:editing-cycles>
    <meta:generator>LibreOffice/7.5.2.2$Linux_X86_64 LibreOffice_project/50$Build-2</meta:generator>
    <dc:date>2023-11-06T11:19:54.406992480</dc:date>
    <meta:document-statistic meta:table-count="0" meta:image-count="5" meta:object-count="0" meta:page-count="1" meta:paragraph-count="0" meta:word-count="0" meta:character-count="0" meta:non-whitespace-character-count="0"/>
    <meta:template xlink:type="simple" xlink:actuate="onRequest" xlink:title="New Comfortaa" xlink:href="../../../../../Templates/Styles/New%20Comfortaa.ott" meta:date="2023-11-06T10:15:57.080722117"/>
  </office:meta>
</office:document-meta>
</file>